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- CREAR BASE DE DATOS</text:p>
      <text:p text:style-name="Standard"/>
      <text:p text:style-name="Standard">CREATE DATABASE base</text:p>
      <text:p text:style-name="Standard"/>
      <text:p text:style-name="Standard">CREARNTABLA EN BASE DE DATOS</text:p>
      <text:p text:style-name="Standard"/>
      <text:p text:style-name="Standard">CREATE TABLE obligatoriobbdd (Cédula <text:s/>int(8), Nombre text, Apellido text, Direccion varchar(30), Celular varchar(9), Correo varchar(30), Redes Sociales varchar(30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13T15:01:36.27</meta:creation-date>
    <meta:document-statistic meta:table-count="0" meta:image-count="0" meta:object-count="0" meta:page-count="1" meta:paragraph-count="4" meta:word-count="31" meta:character-count="234"/>
    <dc:date>2020-12-13T15:15:02.16</dc:date>
    <meta:editing-duration>PT13M28S</meta:editing-duration>
    <meta:editing-cycles>1</meta:editing-cycles>
    <meta:generator>OpenOffice/4.1.7$Win32 OpenOffice.org_project/417m1$Build-9800</meta:generator>
  </office:meta>
</office:document-meta>
</file>